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ACTICA 23</text:span></text:p>
      <text:p text:style-name="P1"><text:span text:style-name="T1">OBJETIVO: CONGIGURAR LOS DATOS BÁSICOS DE UN SERVIDOR.</text:span></text:p>
      <text:p text:style-name="P1"><text:span text:style-name="T1">DESCRIPCIÓN: </text:span></text:p>
      <text:p text:style-name="P1"><text:span text:style-name="T1"><text:tab/>Tarjeta de red:</text:span></text:p>
      <text:p text:style-name="P1"><text:span text:style-name="T1"><text:tab/><text:tab/>eth: Tarjeta Ethernet</text:span></text:p>
      <text:p text:style-name="P1"><text:span text:style-name="T1"><text:tab/><text:tab/>eth01</text:span></text:p>
      <text:p text:style-name="P1"><text:span text:style-name="T1"><text:tab/><text:tab/>eth02</text:span></text:p>
      <text:p text:style-name="P1"><text:span text:style-name="T1"><text:tab/><text:tab/><text:tab/>...</text:span></text:p>
      <text:p text:style-name="P1"><text:span text:style-name="T1"><text:tab/><text:tab/>lo: localhost, 127.0.0.1</text:span></text:p>
      <text:p text:style-name="P1"><text:span text:style-name="T1"><text:tab/><text:tab/>enp3s0</text:span></text:p>
      <text:p text:style-name="P1"><text:span text:style-name="T1"><text:tab/><text:tab/>eno3</text:span></text:p>
      <text:p text:style-name="P1"><text:span text:style-name="T1">PASO 1: COMPROBAR LAS TARJETAS DE RED.</text:span></text:p>
      <text:p text:style-name="P1"><text:span text:style-name="T1"><text:tab/>apt install net-tools</text:span></text:p>
      <text:p text:style-name="P1"><text:span text:style-name="T2">root@svralumno:~# apt install net-tools</text:span></text:p>
      <text:p text:style-name="P1"><text:span text:style-name="T2">Leyendo lista de paquetes... Hecho</text:span></text:p>
      <text:p text:style-name="P1"><text:span text:style-name="T2">Creando árbol de dependencias</text:span></text:p>
      <text:p text:style-name="P1"><text:span text:style-name="T2">Leyendo la información de estado... Hecho</text:span></text:p>
      <text:p text:style-name="P1"><text:span text:style-name="T2">net-tools ya está en su versión más reciente (1.60+git20180626.aebd88e-1ubuntu1).</text:span></text:p>
      <text:p text:style-name="P1"><text:span text:style-name="T2"/></text:p>
      <text:p text:style-name="P1"><text:span text:style-name="T3">ifconfig</text:span></text:p>
      <text:p text:style-name="P1"><text:span text:style-name="T3"/></text:p>
      <text:p text:style-name="P1"><text:span text:style-name="T4">root@svralumno:~# ifconfig</text:span></text:p>
      <text:p text:style-name="P1"><text:span text:style-name="T5">enp0s3</text:span><text:span text:style-name="T6">: flags=4163&lt;UP,BROADCAST,RUNNING,MULTICAST&gt;<text:s text:c="2"/>mtu 1500</text:span></text:p>
      <text:p text:style-name="P1"><text:span text:style-name="T6"><text:s text:c="8"/>inet 192.168.1.101<text:s text:c="2"/>netmask 255.255.255.0<text:s text:c="2"/>broadcast 192.168.1.255</text:span></text:p>
      <text:p text:style-name="P1"><text:span text:style-name="T6"><text:s text:c="8"/>inet6<text:s/></text:span><text:span text:style-name="T7">fe80::a00:27ff:fe20:5a77</text:span><text:span text:style-name="T8"><text:s text:c="2"/>prefixlen 64<text:s text:c="2"/>scopeid 0x20&lt;link&gt;</text:span></text:p>
      <text:p text:style-name="P1"><text:span text:style-name="T8"><text:s text:c="8"/>inet6<text:s/></text:span><text:span text:style-name="T9">fdc8:1451:cc9a:ba00:a00:27ff:fe20:5a77</text:span><text:span text:style-name="T10"><text:s text:c="2"/>prefixlen 64<text:s text:c="2"/>scopeid 0x0&lt;global&gt;</text:span></text:p>
      <text:p text:style-name="P1"><text:span text:style-name="T10"><text:s text:c="8"/>ether 08:00:27:20:5a:77<text:s text:c="2"/>txqueuelen 1000<text:s text:c="2"/>(Ethernet)</text:span></text:p>
      <text:p text:style-name="P1"><text:span text:style-name="T10"><text:s text:c="8"/>RX packets 52966<text:s text:c="2"/>bytes 43845623 (43.8 MB)</text:span></text:p>
      <text:p text:style-name="P1"><text:span text:style-name="T10"><text:s text:c="8"/>RX errors 0<text:s text:c="2"/>dropped 14<text:s text:c="2"/>overruns 0<text:s text:c="2"/>frame 0</text:span></text:p>
      <text:p text:style-name="P1"><text:span text:style-name="T10"><text:s text:c="8"/>TX packets 27924<text:s text:c="2"/>bytes 2777078 (2.7 MB)</text:span></text:p>
      <text:p text:style-name="P1"><text:span text:style-name="T10"><text:s text:c="8"/>TX errors 0<text:s text:c="2"/>dropped 0 overruns 0<text:s text:c="2"/>carrier 0<text:s text:c="2"/>collisions 0</text:span></text:p>
      <text:p text:style-name="P1"><text:span text:style-name="T10"/></text:p>
      <text:p text:style-name="P1"><text:span text:style-name="T10">lo: flags=73&lt;UP,LOOPBACK,RUNNING&gt;<text:s text:c="2"/>mtu 65536</text:span></text:p>
      <text:p text:style-name="P1"><text:span text:style-name="T10"><text:s text:c="8"/>inet 127.0.0.1<text:s text:c="2"/>netmask 255.0.0.0</text:span></text:p>
      <text:p text:style-name="P1"><text:span text:style-name="T10"><text:s text:c="8"/>inet6 ::1<text:s text:c="2"/>prefixlen 128<text:s text:c="2"/>scopeid 0x10&lt;host&gt;</text:span></text:p>
      <text:p text:style-name="P1"><text:span text:style-name="T10"><text:s text:c="8"/>loop<text:s text:c="2"/>txqueuelen 1000<text:s text:c="2"/>(Local Loopback)</text:span></text:p>
      <text:p text:style-name="P1"><text:span text:style-name="T10"><text:s text:c="8"/>RX packets 226<text:s text:c="2"/>bytes 20996 (20.9 KB)</text:span></text:p>
      <text:p text:style-name="P1"><text:span text:style-name="T10"><text:s text:c="8"/>RX errors 0<text:s text:c="2"/>dropped 0<text:s text:c="2"/>overruns 0<text:s text:c="2"/>frame 0</text:span></text:p>
      <text:p text:style-name="P1"><text:span text:style-name="T10"/></text:p>
      <text:p text:style-name="P1"><text:span text:style-name="T11">ifconfig -a --&gt; Se visualizan todos los dispositivos de red</text:span></text:p>
      <text:p text:style-name="P1"><text:span text:style-name="T12">root@svralumno:~# ifconfig -a</text:span></text:p>
      <text:p text:style-name="P1"><text:span text:style-name="T13">enp0s3</text:span><text:span text:style-name="T14">: flags=4163&lt;UP,BROADCAST,RUNNING,MULTICAST&gt;<text:s text:c="2"/>mtu 1500</text:span></text:p>
      <text:p text:style-name="P1"><text:span text:style-name="T14"><text:s text:c="8"/>inet 192.168.1.101<text:s text:c="2"/>netmask 255.255.255.0<text:s text:c="2"/>broadcast 192.168.1.255</text:span></text:p>
      <text:p text:style-name="P1"><text:span text:style-name="T14"><text:s text:c="8"/>inet6<text:s/></text:span><text:span text:style-name="T15">fe80::a00:27ff:fe20:5a77</text:span><text:span text:style-name="T16"><text:s text:c="2"/>prefixlen 64<text:s text:c="2"/>scopeid 0x20&lt;link&gt;</text:span></text:p>
      <text:p text:style-name="P1"><text:span text:style-name="T16"><text:s text:c="8"/>inet6 fdc8:1451:cc9a:ba00:a00:27ff:fe20:5a77<text:s text:c="2"/>prefixlen 64<text:s text:c="2"/>scopeid 0x0&lt;global&gt;</text:span></text:p>
      <text:p text:style-name="P1"><text:span text:style-name="T16"><text:s text:c="8"/>ether 08:00:27:20:5a:77<text:s text:c="2"/>txqueuelen 1000<text:s text:c="2"/>(Ethernet)</text:span></text:p>
      <text:p text:style-name="P1"><text:span text:style-name="T16"><text:s text:c="8"/>RX packets 53062<text:s text:c="2"/>bytes 43854067 (43.8 MB)</text:span></text:p>
      <text:p text:style-name="P1"><text:span text:style-name="T16"><text:s text:c="8"/>RX errors 0<text:s text:c="2"/>dropped 14<text:s text:c="2"/>overruns 0<text:s text:c="2"/>frame 0</text:span></text:p>
      <text:p text:style-name="P1"><text:span text:style-name="T16"><text:s text:c="8"/>TX packets 27972<text:s text:c="2"/>bytes 2784732 (2.7 MB)</text:span></text:p>
      <text:p text:style-name="P1"><text:span text:style-name="T16"><text:s text:c="8"/>TX errors 0<text:s text:c="2"/>dropped 0 overruns 0<text:s text:c="2"/>carrier 0<text:s text:c="2"/>collisions 0</text:span></text:p>
      <text:p text:style-name="P1"><text:span text:style-name="T16"/></text:p>
      <text:p text:style-name="P1"><text:span text:style-name="T16">lo: flags=73&lt;UP,LOOPBACK,RUNNING&gt;<text:s text:c="2"/>mtu 65536</text:span></text:p>
      <text:p text:style-name="P1"><text:span text:style-name="T16"><text:s text:c="8"/>inet 127.0.0.1<text:s text:c="2"/>netmask 255.0.0.0</text:span></text:p>
      <text:p text:style-name="P1"><text:span text:style-name="T16"><text:s text:c="8"/>inet6 ::1<text:s text:c="2"/>prefixlen 128<text:s text:c="2"/>scopeid 0x10&lt;host&gt;</text:span></text:p>
      <text:p text:style-name="P1"><text:span text:style-name="T16"><text:s text:c="8"/>loop<text:s text:c="2"/>txqueuelen 1000<text:s text:c="2"/>(Local Loopback)</text:span></text:p>
      <text:p text:style-name="P1"><text:span text:style-name="T16"><text:s text:c="8"/>RX packets 226<text:s text:c="2"/>bytes 20996 (20.9 KB)</text:span></text:p>
      <text:p text:style-name="P1"><text:span text:style-name="T16"><text:s text:c="8"/>RX errors 0<text:s text:c="2"/>dropped 0<text:s text:c="2"/>overruns 0<text:s text:c="2"/>frame 0</text:span></text:p>
      <text:p text:style-name="P1"><text:span text:style-name="T16"><text:s text:c="8"/>TX packets 226<text:s text:c="2"/>bytes 20996 (20.9 KB)</text:span></text:p>
      <text:p text:style-name="P1"><text:span text:style-name="T16"><text:s text:c="8"/>TX errors 0<text:s text:c="2"/>dropped 0 overruns 0<text:s text:c="2"/>carrier 0<text:s text:c="2"/>collisions 0</text:span></text:p>
      <text:p text:style-name="P1"><text:span text:style-name="T16"/></text:p>
      <text:p text:style-name="P1"><text:span text:style-name="T17">c) Visualizar la información de los dispositivos wifi</text:span></text:p>
      <text:p text:style-name="P1"><text:span text:style-name="T17"><text:tab/>apt install wireless-tools</text:span></text:p>
      <text:p text:style-name="P1"><text:span text:style-name="T17">iwconfig</text:span></text:p>
      <text:p text:style-name="P1"><text:span text:style-name="T18"/></text:p>
      <text:p text:style-name="P1"><text:span text:style-name="T18">root@svralumno:~# iwconfig</text:span></text:p>
      <text:p text:style-name="P1"><text:span text:style-name="T18">enp0s3<text:s text:c="4"/>no wireless extensions.</text:span></text:p>
      <text:p text:style-name="P1"><text:span text:style-name="T18"/></text:p>
      <text:p text:style-name="P1"><text:span text:style-name="T18">lo<text:s text:c="8"/>no wireless extensions.</text:span></text:p>
      <text:p text:style-name="P1"><text:span text:style-name="T18"/></text:p>
      <text:p text:style-name="P1"><text:span text:style-name="T18"/></text:p>
      <text:p text:style-name="P1"><text:span text:style-name="T19">d) Establecer una dirección IP y la máscara. Pruebas o de forma temporal, se ejecuta solo en memoria.</text:span></text:p>
      <text:p text:style-name="P1"><text:span text:style-name="T19"><text:tab/>ifconfig enp0s3 192.168.2.116 netmask 255.255.255.0 --&gt;<text:s/></text:span><text:span text:style-name="T20">CUANDO SE REINICIE EL EQUIPO VOLVERÁ A TENER LA DIR IP QUE TENÍA ANTERIORMENTE.</text:span><text:span text:style-name="T21"/></text:p>
      <text:p text:style-name="P1"><text:span text:style-name="T21">asignar un alias (apodo) de tarjeta de red:</text:span></text:p>
      <text:p text:style-name="P1"><text:span text:style-name="T21">ifcongif enp0s3:1 192.168.1.125 netmask 255.255.255.0</text:span></text:p>
      <text:p text:style-name="P1"><text:span text:style-name="T21"/></text:p>
      <text:p text:style-name="P1"><text:span text:style-name="T21"><text:tab/>ESA TARJETA PERTECERÍA A DOS SEGMENTOS DE RED (En caso de haber cambiado anteriormente la IP de forma temporal)</text:span></text:p>
      <text:p text:style-name="P1"><text:span text:style-name="T21"/></text:p>
      <text:p text:style-name="P1"><text:span text:style-name="T21">PASO 2: Configuración del gestor de comunicaciones o de red</text:span></text:p>
      <text:p text:style-name="P1"><text:span text:style-name="T21"><text:tab/>- Network system</text:span></text:p>
      <text:p text:style-name="P1"><text:span text:style-name="T21"><text:tab/>/etc/network</text:span></text:p>
      <text:p text:style-name="P1"><text:span text:style-name="T22">root@svralumno:/etc/network# ls -l</text:span></text:p>
      <text:p text:style-name="P1"><text:span text:style-name="T22">total 12</text:span></text:p>
      <text:p text:style-name="P1"><text:span text:style-name="T22">drwxr-xr-x 2 root root 4096 jun<text:s text:c="2"/>5 07:49 if-post-down.d</text:span></text:p>
      <text:p text:style-name="P1"><text:span text:style-name="T22">drwxr-xr-x 2 root root 4096 jun<text:s text:c="2"/>5 07:49 if-pre-up.d</text:span></text:p>
      <text:p text:style-name="P1"><text:span text:style-name="T22">drwxr-xr-x 2 root root 4096 abr 17 08:18 if-up.d</text:span></text:p>
      <text:p text:style-name="P1"><text:span text:style-name="T23">Debería haber un fichero denominado interfaces (nos permite configurar las diferentes direcciones IP de las interfaces de red). Aquí no se encuentra actibo ya que tenemos el Netplan.</text:span></text:p>
      <text:p text:style-name="P1"><text:span text:style-name="T23">Deberíamos tener un fichero resolv.conf rn<text:s text:c="2"/>caso de encontrarnos con un ubuntu server más antiguo.</text:span></text:p>
      <text:p text:style-name="P1"><text:span text:style-name="T23"><text:tab/>nano resol.conf</text:span></text:p>
      <text:p text:style-name="P1"><text:span text:style-name="T23"><text:tab/>- Netplan</text:span></text:p>
      <text:p text:style-name="P1"><text:span text:style-name="T23"><text:tab/>/etc/netplan</text:span></text:p>
      <text:p text:style-name="P1"><text:span text:style-name="T24"/></text:p>
      <text:p text:style-name="P1"><text:span text:style-name="T24">root@svralumno:/etc/netplan# ls -l</text:span></text:p>
      <text:p text:style-name="P1"><text:span text:style-name="T24">total 4</text:span></text:p>
      <text:p text:style-name="P1"><text:span text:style-name="T24">-rw-r--r-- 1 root root 225 abr 17 08:12 00-installer-config.yaml</text:span></text:p>
      <text:p text:style-name="P1"><text:span text:style-name="T24"/></text:p>
      <text:p text:style-name="P1"><text:span text:style-name="T25">LOS FICHEROS DE CONFIGURACIÓN TIENEN LA EXTENSIÓN .yaml</text:span></text:p>
      <text:p text:style-name="P1"><text:span text:style-name="T25"><text:tab/>nano [fichero.yaml]</text:span></text:p>
      <text:p text:style-name="P1"><text:span text:style-name="T26"># This is the network config written by 'subiquity'</text:span></text:p>
      <text:p text:style-name="P1"><text:span text:style-name="T27">network:</text:span></text:p>
      <text:p text:style-name="P1"><text:span text:style-name="T27"><text:s text:c="2"/>ethernets:</text:span></text:p>
      <text:p text:style-name="P1"><text:span text:style-name="T27"><text:s text:c="4"/>enp0s3:</text:span></text:p>
      <text:p text:style-name="P1"><text:span text:style-name="T27"><text:tab/></text:span><text:span text:style-name="T28">Si no le queremos inertar una dirección IP de forma manual establecemos</text:span></text:p>
      <text:p text:style-name="P1"><text:span text:style-name="T28"><text:tab/>dhcp4:yes</text:span><text:span text:style-name="T29"/></text:p>
      <text:p text:style-name="P1"><text:span text:style-name="T29"><text:s text:c="6"/>addresses:<text:s/></text:span><text:span text:style-name="T30">[192.168.1.101/24]</text:span><text:span text:style-name="T31"/></text:p>
      <text:p text:style-name="P1"><text:span text:style-name="T31"><text:s text:c="6"/>- 192.168.1.101/24</text:span></text:p>
      <text:p text:style-name="P1"><text:span text:style-name="T31"><text:s text:c="6"/>gateway4: 192.168.1.1</text:span></text:p>
      <text:p text:style-name="P1"><text:span text:style-name="T31"><text:s text:c="6"/>nameservers:</text:span></text:p>
      <text:p text:style-name="P1"><text:span text:style-name="T31"><text:s text:c="8"/>addresses:<text:s/></text:span><text:span text:style-name="T32">[8.8.8.8,4.4.4.4,]</text:span><text:span text:style-name="T33"/></text:p>
      <text:p text:style-name="P1"><text:span text:style-name="T33"><text:s text:c="8"/>- 8.8.8.8</text:span></text:p>
      <text:p text:style-name="P1"><text:span text:style-name="T33"><text:s text:c="2"/>version: 2</text:span></text:p>
      <text:p text:style-name="P1"><text:span text:style-name="T34">Se puede realizar la nomenclatura con - o []</text:span></text:p>
      <text:p text:style-name="P1"><text:span text:style-name="T34"/></text:p>
      <text:p text:style-name="P1"><text:span text:style-name="T35">c) Comprobar la ejecución de la propia tarjeta:</text:span></text:p>
      <text:p text:style-name="P1"><text:span text:style-name="T35"><text:tab/>netplan --help</text:span></text:p>
      <text:p text:style-name="P1"><text:span text:style-name="T35">c.1) Aplicar cambios en el fichero .yaml</text:span></text:p>
      <text:p text:style-name="P1"><text:span text:style-name="T35"><text:tab/>netplan apply</text:span></text:p>
      <text:p text:style-name="P1"><text:span text:style-name="T35">c.2) Generar un fichero .yaml</text:span></text:p>
      <text:p text:style-name="P1"><text:span text:style-name="T35"><text:tab/>netplan generate</text:span></text:p>
      <text:p text:style-name="P1"><text:span text:style-name="T35">c.3) Comprobar en modo depuración</text:span></text:p>
      <text:p text:style-name="P1"><text:span text:style-name="T35"><text:tab/>netplan try</text:span></text:p>
      <text:p text:style-name="P1"><text:span text:style-name="T35">c.4) Dar información de la tarjeta</text:span></text:p>
      <text:p text:style-name="P1"><text:span text:style-name="T35"><text:tab/>netplan info</text:span></text:p>
      <text:p text:style-name="P1"><text:span text:style-name="T36"/></text:p>
      <text:p text:style-name="P1"><text:span text:style-name="T37">PASO 3: Nombre de un equipo</text:span></text:p>
      <text:p text:style-name="P1"><text:span text:style-name="T37"><text:tab/>hostname</text:span></text:p>
      <text:p text:style-name="P1"><text:span text:style-name="T37">a) Por defecto</text:span></text:p>
      <text:p text:style-name="P1"><text:span text:style-name="T37"><text:tab/>hostname</text:span></text:p>
      <text:p text:style-name="P1"><text:span text:style-name="T37">b) Visualizar el dominio al que pertenece el equipo</text:span></text:p>
      <text:p text:style-name="P1"><text:span text:style-name="T37"><text:tab/>hostname -d</text:span></text:p>
      <text:p text:style-name="P1"><text:span text:style-name="T38">NO PERTENEZCO A NINGÚN EQUIPO DE DOMINIO POR LO CUAL NO SE MUESTRA NADA</text:span><text:span text:style-name="T39"/></text:p>
      <text:p text:style-name="P1"><text:span text:style-name="T39">c) Ver las direcciones IPs</text:span></text:p>
      <text:p text:style-name="P1"><text:span text:style-name="T39"><text:tab/>hostname -I</text:span></text:p>
      <text:p text:style-name="P1"><text:span text:style-name="T40">root@svralumno:/etc/network# hostname -I</text:span></text:p>
      <text:p text:style-name="P1"><text:span text:style-name="T40">192.168.1.101 fdc8:1451:cc9a:ba00:a00:27ff:fe20:5a77</text:span><text:span text:style-name="T41"/></text:p>
      <text:p text:style-name="P1"><text:span text:style-name="T41">d) Ver la dirección IP asignada</text:span></text:p>
      <text:p text:style-name="P1"><text:span text:style-name="T41"><text:tab/>hostname -i</text:span></text:p>
      <text:p text:style-name="P1"><text:span text:style-name="T42">root@svralumno:/etc/network# hostname -i</text:span></text:p>
      <text:p text:style-name="P1"><text:span text:style-name="T42">127.0.1.1</text:span><text:span text:style-name="T43"/></text:p>
      <text:p text:style-name="P1"><text:span text:style-name="T43">f) Ver el servidor asignado por defecto al arranque. (PXE) Existe un servidor BOOTP, PXE.</text:span></text:p>
      <text:p text:style-name="P1"><text:span text:style-name="T43"><text:tab/>hostname -b</text:span></text:p>
      <text:p text:style-name="P1"><text:span text:style-name="T44">root@svralumno:/etc/network# hostname -b</text:span></text:p>
      <text:p text:style-name="P1"><text:span text:style-name="T44">svralumno</text:span><text:span text:style-name="T45"/></text:p>
      <text:p text:style-name="P1"><text:span text:style-name="T45"/></text:p>
      <text:p text:style-name="P1"><text:span text:style-name="T45">NOTA: ARRANCAS PXE</text:span></text:p>
      <text:p text:style-name="P1"><text:span text:style-name="T45"><text:tab/>SERVIDOR DHCP</text:span></text:p>
      <text:p text:style-name="P1"><text:span text:style-name="T45"><text:tab/>ARRANCA BOOTP (EL SERVIDOR QUE PROPORCIONE EL SERVICIO BOOTP O PXE SE DEBE ENCONTRAR EN NUESTRA RED, POR LO TANTO ES ACCESIBLE POR NUESTRO EQUIPO).</text:span></text:p>
      <text:p text:style-name="P1"><text:span text:style-name="T45"><text:tab/>---&gt; SO RAM</text:span></text:p>
      <text:p text:style-name="P1"><text:span text:style-name="T45"><text:tab/>fdisk -l</text:span></text:p>
      <text:p text:style-name="P1"><text:span text:style-name="T45"><text:tab/>mkdir /trabajo</text:span></text:p>
      <text:p text:style-name="P1"><text:span text:style-name="T45"><text:tab/>mount /dev/sdf /trabajo</text:span></text:p>
      <text:p text:style-name="P1"><text:span text:style-name="T45">PASO 4: VER LA CONFIGURACIÓN DEL EQUIPO A NIVEL DE VERSIÓN Y NÚCLEOS DEL SISTEMA OPERATIVO.</text:span></text:p>
      <text:p text:style-name="P1"><text:span text:style-name="T45"><text:tab/>w</text:span></text:p>
      <text:p text:style-name="P1"><text:span text:style-name="T45">a) Visualización por defecto</text:span></text:p>
      <text:p text:style-name="P1"><text:span text:style-name="T45"><text:tab/>w</text:span></text:p>
      <text:p text:style-name="P1"><text:span text:style-name="T46">root@svralumno:/# w</text:span></text:p>
      <text:p text:style-name="P1"><text:span text:style-name="T46"><text:s/>08:34:03 up 22:12,<text:s text:c="2"/>2 users,<text:s text:c="2"/>load average: 0,00, 0,00, 0,00</text:span></text:p>
      <text:p text:style-name="P1"><text:span text:style-name="T46">USER<text:s text:c="5"/>TTY<text:s text:c="6"/>FROM<text:s text:c="13"/>LOGIN@<text:s text:c="3"/>IDLE<text:s text:c="3"/>JCPU<text:s text:c="3"/>PCPU WHAT</text:span></text:p>
      <text:p text:style-name="P1"><text:span text:style-name="T46">alumno<text:s text:c="3"/>pts/0<text:s text:c="4"/>192.168.1.95<text:s text:c="5"/>07:19<text:s text:c="4"/>3.00s<text:s text:c="2"/>0.39s<text:s text:c="2"/>0.06s sshd: alumno [priv]</text:span><text:span text:style-name="T47"/></text:p>
      <text:p text:style-name="P1"><text:span text:style-name="T47">b) Visualización de la versión</text:span></text:p>
      <text:p text:style-name="P1"><text:span text:style-name="T47"><text:tab/>w -V</text:span></text:p>
      <text:p text:style-name="P1"><text:span text:style-name="T48">root@svralumno:/# w -V</text:span></text:p>
      <text:p text:style-name="P1"><text:span text:style-name="T48">w from procps-ng UNKNOWN</text:span><text:span text:style-name="T49"/></text:p>
      <text:p text:style-name="P1"><text:span text:style-name="T49">c) Elimina la visualziación del título en la cabecera</text:span></text:p>
      <text:p text:style-name="P1"><text:span text:style-name="T49"><text:tab/>w -h</text:span></text:p>
      <text:p text:style-name="P1"><text:span text:style-name="T50">root@svralumno:/# w -h</text:span></text:p>
      <text:p text:style-name="P1"><text:span text:style-name="T50">alumno<text:s text:c="3"/>pts/0<text:s text:c="4"/>192.168.1.95<text:s text:c="5"/>07:19<text:s text:c="4"/>1.00s<text:s text:c="2"/>0.38s<text:s text:c="2"/>0.06s sshd: alumno [priv]</text:span><text:span text:style-name="T51"/></text:p>
      <text:p text:style-name="P1"><text:span text:style-name="T51">d) Ignora la identificación de procesos por su UID</text:span></text:p>
      <text:p text:style-name="P1"><text:span text:style-name="T51"><text:tab/>w -u</text:span></text:p>
      <text:p text:style-name="P1"><text:span text:style-name="T52">root@svralumno:/# w -u</text:span></text:p>
      <text:p text:style-name="P1"><text:span text:style-name="T52"><text:s/>08:36:33 up 22:14,<text:s text:c="2"/>2 users,<text:s text:c="2"/>load average: 0,00, 0,00, 0,00</text:span></text:p>
      <text:p text:style-name="P1"><text:span text:style-name="T52">USER<text:s text:c="5"/>TTY<text:s text:c="6"/>FROM<text:s text:c="13"/>LOGIN@<text:s text:c="3"/>IDLE<text:s text:c="3"/>JCPU<text:s text:c="3"/>PCPU WHAT</text:span></text:p>
      <text:p text:style-name="P1"><text:span text:style-name="T52">alumno<text:s text:c="3"/>pts/0<text:s text:c="4"/>192.168.1.95<text:s text:c="5"/>07:19<text:s text:c="4"/>1.00s<text:s text:c="2"/>0.38s<text:s text:c="2"/>0.00s w -u</text:span></text:p>
      <text:p text:style-name="P1"><text:span text:style-name="T52"/></text:p>
      <text:p text:style-name="P1"><text:span text:style-name="T53">PASO 5: Ver o visualzar los terminales conectados</text:span></text:p>
      <text:p text:style-name="P1"><text:span text:style-name="T53"><text:tab/>tty --&gt; </text:span></text:p>
      <text:p text:style-name="P1"><text:span text:style-name="T53"><text:tab/>stty</text:span></text:p>
      <text:p text:style-name="P1"><text:span text:style-name="T53">a) Por defecto</text:span></text:p>
      <text:p text:style-name="P1"><text:span text:style-name="T53"><text:tab/>tty </text:span></text:p>
      <text:p text:style-name="P1"><text:span text:style-name="T54">root@svralumno:/# tty</text:span></text:p>
      <text:p text:style-name="P1"><text:span text:style-name="T54">/dev/pts/0</text:span><text:span text:style-name="T55"/></text:p>
      <text:p text:style-name="P1"><text:span text:style-name="T55"><text:tab/>stty (puerto serie --&gt; rs232C, USB) Se utiliza para conectarse a un router y configurarlo, actualmente utilizamos un RJ45 o RJ49.</text:span></text:p>
      <text:p text:style-name="P1"><text:span text:style-name="T56">root@svralumno:/# stty</text:span></text:p>
      <text:p text:style-name="P1"><text:span text:style-name="T56">speed 38400 baud; line = 0;</text:span></text:p>
      <text:p text:style-name="P1"><text:span text:style-name="T56">-brkint -imaxbel iutf8</text:span></text:p>
      <text:p text:style-name="P1"><text:span text:style-name="T56"/></text:p>
      <text:p text:style-name="P1"><text:span text:style-name="T57"><text:tab/>NOTA: MODE EN WINDOWS</text:span></text:p>
      <text:p text:style-name="P1"><text:span text:style-name="T58">root@svralumno:/# stty</text:span></text:p>
      <text:p text:style-name="P1"><text:span text:style-name="T58">speed 38400 baud; line = 0;</text:span></text:p>
      <text:p text:style-name="P1"><text:span text:style-name="T58">-brkint -imaxbel iutf8</text:span></text:p>
      <text:p text:style-name="P1"><text:span text:style-name="T59"/></text:p>
      <text:p text:style-name="P1"><text:span text:style-name="T60">PASO 7: QUIÉN SOY</text:span></text:p>
      <text:p text:style-name="P1"><text:span text:style-name="T60"><text:tab/></text:span><text:span text:style-name="T61">whoami</text:span></text:p>
      <text:p text:style-name="P1"><text:span text:style-name="T62">root@svralumno:/# whoami</text:span></text:p>
      <text:p text:style-name="P1"><text:span text:style-name="T62">root</text:span></text:p>
      <text:p text:style-name="P1"><text:span text:style-name="T63"/></text:p>
      <text:p text:style-name="P1"><text:span text:style-name="T63">a) Ayuda</text:span></text:p>
      <text:p text:style-name="P1"><text:span text:style-name="T63"><text:tab/>whoami --help</text:span></text:p>
      <text:p text:style-name="P1"><text:span text:style-name="T64"/></text:p>
      <text:p text:style-name="P1"><text:span text:style-name="T64"><text:s text:c="6"/>--help<text:s text:c="5"/>display this help and exit</text:span></text:p>
      <text:p text:style-name="P1"><text:span text:style-name="T64"><text:s text:c="6"/>--version<text:s text:c="2"/>output version information and exit</text:span></text:p>
      <text:p text:style-name="P1"><text:span text:style-name="T65"/></text:p>
      <text:p text:style-name="P1"><text:span text:style-name="T66">PASO 8: VISUALIZAR INFORMACIÓN DE LOS USUARIOS QUE ESTÁN ACTUALMENTE CONECTADOS:</text:span></text:p>
      <text:p text:style-name="P1"><text:span text:style-name="T66"><text:tab/>who</text:span></text:p>
      <text:p text:style-name="P1"><text:span text:style-name="T66">a) Por defecto</text:span></text:p>
      <text:p text:style-name="P1"><text:span text:style-name="T66"><text:tab/>who</text:span></text:p>
      <text:p text:style-name="P1"><text:span text:style-name="T67">root@svralumno:/# who</text:span></text:p>
      <text:p text:style-name="P1"><text:span text:style-name="T67">alumno<text:s text:c="3"/>pts/0<text:s text:c="8"/>2020-06-05 07:19 (192.168.1.95)</text:span></text:p>
      <text:p text:style-name="P1"><text:span text:style-name="T68">b) Fecha y hora de arranque del sistema</text:span></text:p>
      <text:p text:style-name="P1"><text:span text:style-name="T68"><text:tab/>who -b</text:span></text:p>
      <text:p text:style-name="P1"><text:span text:style-name="T69">root@svralumno:/# who -b</text:span></text:p>
      <text:p text:style-name="P1"><text:span text:style-name="T69"><text:s text:c="9"/>system boot<text:s text:c="2"/>2020-06-03 18:38</text:span></text:p>
      <text:p text:style-name="P1"><text:span text:style-name="T70">NOTA: ULTIMO ARRANQUE</text:span></text:p>
      <text:p text:style-name="P1"><text:span text:style-name="T70"/></text:p>
      <text:p text:style-name="P1"><text:span text:style-name="T70">c) Nivel de ejecución, RUNLEVEl</text:span></text:p>
      <text:p text:style-name="P1"><text:span text:style-name="T70"><text:tab/>who -r</text:span></text:p>
      <text:p text:style-name="P1"><text:span text:style-name="T71">root@svralumno:/# who -r</text:span></text:p>
      <text:p text:style-name="P1"><text:span text:style-name="T71"><text:s text:c="9"/>run-level 5<text:s text:c="2"/>2020-06-03 18:38</text:span></text:p>
      <text:p text:style-name="P1"><text:span text:style-name="T72">d)<text:s text:c="2"/>Visualizar procesos muertos</text:span></text:p>
      <text:p text:style-name="P1"><text:span text:style-name="T72"><text:tab/>who -d</text:span></text:p>
      <text:p text:style-name="P1"><text:span text:style-name="T73">root@svralumno:/# who -d</text:span></text:p>
      <text:p text:style-name="P1"><text:span text:style-name="T73"><text:s text:c="9"/>pts/1<text:s text:c="8"/>2020-06-05 00:23<text:s text:c="14"/>6681 id=ts/1<text:s text:c="2"/>term=0 exit=0</text:span><text:span text:style-name="T74"/></text:p>
      <text:p text:style-name="P1"><text:span text:style-name="T74">f) Visualizar los procesos de inicio de conexión</text:span></text:p>
      <text:p text:style-name="P1"><text:span text:style-name="T75">root@svralumno:/# who -l</text:span></text:p>
      <text:p text:style-name="P1"><text:span text:style-name="T75">LOGIN<text:s text:c="4"/>tty1<text:s text:c="9"/>2020-06-03 18:38<text:s text:c="14"/>1540 id=tty1</text:span></text:p>
      <text:p text:style-name="P1"><text:span text:style-name="T76">d) Visualizar toda la información</text:span></text:p>
      <text:p text:style-name="P1"><text:span text:style-name="T76"><text:tab/>who -a</text:span></text:p>
      <text:p text:style-name="P1"><text:span text:style-name="T77">root@svralumno:/# who -a</text:span></text:p>
      <text:p text:style-name="P1"><text:span text:style-name="T77"><text:s text:c="11"/>system boot<text:s text:c="2"/>2020-06-03 18:38</text:span></text:p>
      <text:p text:style-name="P1"><text:span text:style-name="T77">LOGIN<text:s text:c="6"/>tty1<text:s text:c="9"/>2020-06-03 18:38<text:s text:c="14"/>1540 id=tty1</text:span></text:p>
      <text:p text:style-name="P1"><text:span text:style-name="T77"><text:s text:c="11"/>run-level 5<text:s text:c="2"/>2020-06-03 18:38</text:span></text:p>
      <text:p text:style-name="P1"><text:span text:style-name="T77">alumno<text:s text:c="3"/>- pts/0<text:s text:c="8"/>2020-06-05 07:19<text:s text:c="3"/>.<text:s text:c="9"/>41190 (192.168.1.95)</text:span></text:p>
      <text:p text:style-name="P1"><text:span text:style-name="T77"><text:s text:c="11"/>pts/1<text:s text:c="8"/>2020-06-05 00:23<text:s text:c="14"/>6681 id=ts/1<text:s text:c="2"/>term=0 exit=0</text:span></text:p>
      <text:p text:style-name="P1"><text:span text:style-name="T77"/></text:p>
      <text:p text:style-name="P1"><text:span text:style-name="T78">PASO 9: MUESTRA EL IDENTIFICADOR NUMÉRICO DEL HOST ACTUAL</text:span></text:p>
      <text:p text:style-name="P1"><text:span text:style-name="T78"><text:tab/>hostid</text:span></text:p>
      <text:p text:style-name="P1"><text:span text:style-name="T79">root@svralumno:/# hostid</text:span></text:p>
      <text:p text:style-name="P1"><text:span text:style-name="T79">007f0101</text:span></text:p>
      <text:p text:style-name="P1"><text:span text:style-name="T80">a) Ayuda</text:span></text:p>
      <text:p text:style-name="P1"><text:span text:style-name="T80"><text:tab/>hostid --help</text:span></text:p>
      <text:p text:style-name="P1"><text:span text:style-name="T80"><text:tab/></text:span></text:p>
      <text:p text:style-name="P1"><text:span text:style-name="T81"/></text:p>
      <text:p text:style-name="P1"><text:span text:style-name="T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